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eiryo UI" svg:font-family="'Meiryo UI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-asian="Meiryo UI"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eiryo UI" svg:font-family="'Meiryo UI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4M43S</meta:editing-duration>
    <meta:editing-cycles>90</meta:editing-cycles>
    <meta:generator>OpenOffice/4.1.4$Win32 OpenOffice.org_project/414m5$Build-9788</meta:generator>
    <dc:date>2019-03-18T21:41:57.92</dc:date>
    <dc:creator>tek atk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